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9cm" svg:stroke-color="#000000" draw:marker-start-width="0.494cm" draw:marker-end-width="0.494cm" draw:fill-color="#ff0000" draw:textarea-horizontal-align="justify" draw:textarea-vertical-align="middle" draw:auto-grow-height="false" fo:min-height="1.133cm" fo:min-width="2.605cm" fo:padding-top="0.025cm" fo:padding-bottom="0.025cm" fo:padding-left="0.025cm" fo:padding-right="0.025cm"/>
    </style:style>
    <style:style style:name="gr2" style:family="graphic" style:parent-style-name="standard">
      <style:graphic-properties svg:stroke-width="0.049cm" svg:stroke-color="#000000" draw:marker-start-width="0.494cm" draw:marker-end-width="0.494cm" draw:fill-color="#ff0000" draw:textarea-horizontal-align="justify" draw:textarea-vertical-align="middle" draw:auto-grow-height="false" fo:min-height="1.054cm" fo:min-width="0.382cm" fo:padding-top="0.025cm" fo:padding-bottom="0.025cm" fo:padding-left="0.025cm" fo:padding-right="0.025cm"/>
    </style:style>
    <style:style style:name="gr3" style:family="graphic" style:parent-style-name="standard">
      <style:graphic-properties svg:stroke-width="0.049cm" svg:stroke-color="#000000" draw:marker-start-width="0.494cm" draw:marker-end-width="0.494cm" draw:fill-color="#ff0000" draw:textarea-horizontal-align="justify" draw:textarea-vertical-align="middle" draw:auto-grow-height="false" fo:min-height="1.055cm" fo:min-width="0.382cm" fo:padding-top="0.025cm" fo:padding-bottom="0.025cm" fo:padding-left="0.025cm" fo:padding-right="0.025cm"/>
    </style:style>
    <style:style style:name="gr4" style:family="graphic" style:parent-style-name="standard">
      <style:graphic-properties svg:stroke-width="0.049cm" svg:stroke-color="#000000" draw:marker-start-width="0.494cm" draw:marker-end-width="0.494cm" draw:fill-color="#ff0000" draw:textarea-horizontal-align="justify" draw:textarea-vertical-align="middle" draw:auto-grow-height="false" fo:min-height="1.438cm" fo:min-width="0.472cm" fo:padding-top="0.025cm" fo:padding-bottom="0.025cm" fo:padding-left="0.025cm" fo:padding-right="0.025cm"/>
    </style:style>
    <style:style style:name="gr5" style:family="graphic" style:parent-style-name="standard">
      <style:graphic-properties svg:stroke-width="0.049cm" svg:stroke-color="#000000" draw:marker-start-width="0.494cm" draw:marker-end-width="0.494cm" draw:fill-color="#ff0000" draw:textarea-horizontal-align="justify" draw:textarea-vertical-align="middle" draw:auto-grow-height="false" fo:min-height="1.147cm" fo:min-width="1.147cm" fo:padding-top="0.025cm" fo:padding-bottom="0.025cm" fo:padding-left="0.025cm" fo:padding-right="0.025cm"/>
    </style:style>
    <style:style style:name="gr6" style:family="graphic" style:parent-style-name="standard">
      <style:graphic-properties svg:stroke-width="0.049cm" svg:stroke-color="#000000" draw:marker-start-width="0.494cm" draw:marker-end-width="0.494cm" draw:fill-color="#ff0000" draw:textarea-horizontal-align="justify" draw:textarea-vertical-align="middle" draw:auto-grow-height="false" fo:min-height="0.171cm" fo:min-width="0.167cm" fo:padding-top="0.025cm" fo:padding-bottom="0.025cm" fo:padding-left="0.025cm" fo:padding-right="0.025cm"/>
    </style:style>
    <style:style style:name="gr7" style:family="graphic" style:parent-style-name="standard">
      <style:graphic-properties svg:stroke-width="0.049cm" svg:stroke-color="#000000" draw:marker-start-width="0.494cm" draw:marker-end-width="0.494cm" draw:fill-color="#ff0000" draw:textarea-horizontal-align="justify" draw:textarea-vertical-align="middle" draw:auto-grow-height="false" fo:min-height="0.171cm" fo:min-width="0.166cm" fo:padding-top="0.025cm" fo:padding-bottom="0.025cm" fo:padding-left="0.025cm" fo:padding-right="0.025cm"/>
    </style:style>
    <style:style style:name="gr8" style:family="graphic" style:parent-style-name="standard">
      <style:graphic-properties svg:stroke-width="0.049cm" svg:stroke-color="#000000" draw:marker-start-width="0.494cm" draw:marker-end-width="0.494cm" draw:fill-color="#ff0000" draw:textarea-horizontal-align="center" draw:textarea-vertical-align="middle" fo:padding-top="0.025cm" fo:padding-bottom="0.025cm" fo:padding-left="0.025cm" fo:padding-right="0.025cm"/>
    </style:style>
    <style:style style:name="gr9" style:family="graphic" style:parent-style-name="standard">
      <style:graphic-properties svg:stroke-width="0.049cm" svg:stroke-color="#000000" draw:marker-start-width="0.494cm" draw:marker-end-width="0.494cm" draw:textarea-horizontal-align="center" draw:textarea-vertical-align="middle" fo:padding-top="0.025cm" fo:padding-bottom="0.025cm" fo:padding-left="0.025cm" fo:padding-right="0.025cm"/>
    </style:style>
    <style:style style:name="gr10" style:family="graphic" style:parent-style-name="standard">
      <style:graphic-properties svg:stroke-width="0.049cm" svg:stroke-color="#000000" draw:marker-start-width="0.494cm" draw:marker-end-width="0.494cm" draw:fill-color="#ff0000" draw:textarea-horizontal-align="justify" draw:textarea-vertical-align="middle" draw:auto-grow-height="false" fo:min-height="1.41cm" fo:min-width="1.301cm" fo:padding-top="0.025cm" fo:padding-bottom="0.025cm" fo:padding-left="0.025cm" fo:padding-right="0.025cm"/>
    </style:style>
    <style:style style:name="gr11" style:family="graphic" style:parent-style-name="standard">
      <style:graphic-properties svg:stroke-width="0.049cm" svg:stroke-color="#000000" draw:marker-start-width="0.494cm" draw:marker-end-width="0.494cm" draw:fill-color="#ff0000" draw:textarea-horizontal-align="justify" draw:textarea-vertical-align="middle" draw:auto-grow-height="false" fo:min-height="0.172cm" fo:min-width="0.166cm" fo:padding-top="0.025cm" fo:padding-bottom="0.025cm" fo:padding-left="0.025cm" fo:padding-right="0.025cm"/>
    </style:style>
    <style:style style:name="gr12" style:family="graphic" style:parent-style-name="standard">
      <style:graphic-properties svg:stroke-width="0.049cm" svg:stroke-color="#000000" draw:marker-start-width="0.494cm" draw:marker-end-width="0.494cm" draw:fill-color="#ffffff" draw:textarea-horizontal-align="justify" draw:textarea-vertical-align="middle" draw:auto-grow-height="false" fo:min-height="1.133cm" fo:min-width="2.605cm" fo:padding-top="0.025cm" fo:padding-bottom="0.025cm" fo:padding-left="0.025cm" fo:padding-right="0.025cm"/>
    </style:style>
    <style:style style:name="gr13" style:family="graphic" style:parent-style-name="standard">
      <style:graphic-properties svg:stroke-width="0.049cm" svg:stroke-color="#000000" draw:marker-start-width="0.494cm" draw:marker-end-width="0.494cm" draw:fill-color="#ffffff" draw:textarea-horizontal-align="justify" draw:textarea-vertical-align="middle" draw:auto-grow-height="false" fo:min-height="1.054cm" fo:min-width="0.382cm" fo:padding-top="0.025cm" fo:padding-bottom="0.025cm" fo:padding-left="0.025cm" fo:padding-right="0.025cm"/>
    </style:style>
    <style:style style:name="gr14" style:family="graphic" style:parent-style-name="standard">
      <style:graphic-properties svg:stroke-width="0.049cm" svg:stroke-color="#000000" draw:marker-start-width="0.494cm" draw:marker-end-width="0.494cm" draw:fill-color="#ffffff" draw:textarea-horizontal-align="justify" draw:textarea-vertical-align="middle" draw:auto-grow-height="false" fo:min-height="1.055cm" fo:min-width="0.382cm" fo:padding-top="0.025cm" fo:padding-bottom="0.025cm" fo:padding-left="0.025cm" fo:padding-right="0.025cm"/>
    </style:style>
    <style:style style:name="gr15" style:family="graphic" style:parent-style-name="standard">
      <style:graphic-properties svg:stroke-width="0.049cm" svg:stroke-color="#000000" draw:marker-start-width="0.494cm" draw:marker-end-width="0.494cm" draw:fill-color="#ffffff" draw:textarea-horizontal-align="justify" draw:textarea-vertical-align="middle" draw:auto-grow-height="false" fo:min-height="1.438cm" fo:min-width="0.472cm" fo:padding-top="0.025cm" fo:padding-bottom="0.025cm" fo:padding-left="0.025cm" fo:padding-right="0.025cm"/>
    </style:style>
    <style:style style:name="gr16" style:family="graphic" style:parent-style-name="standard">
      <style:graphic-properties svg:stroke-width="0.049cm" svg:stroke-color="#000000" draw:marker-start-width="0.494cm" draw:marker-end-width="0.494cm" draw:fill-color="#ffffff" draw:textarea-horizontal-align="justify" draw:textarea-vertical-align="middle" draw:auto-grow-height="false" fo:min-height="1.147cm" fo:min-width="1.147cm" fo:padding-top="0.025cm" fo:padding-bottom="0.025cm" fo:padding-left="0.025cm" fo:padding-right="0.025cm"/>
    </style:style>
    <style:style style:name="gr17" style:family="graphic" style:parent-style-name="standard">
      <style:graphic-properties svg:stroke-width="0.049cm" svg:stroke-color="#000000" draw:marker-start-width="0.494cm" draw:marker-end-width="0.494cm" draw:fill-color="#ffffff" draw:textarea-horizontal-align="justify" draw:textarea-vertical-align="middle" draw:auto-grow-height="false" fo:min-height="0.171cm" fo:min-width="0.167cm" fo:padding-top="0.025cm" fo:padding-bottom="0.025cm" fo:padding-left="0.025cm" fo:padding-right="0.025cm"/>
    </style:style>
    <style:style style:name="gr18" style:family="graphic" style:parent-style-name="standard">
      <style:graphic-properties svg:stroke-width="0.049cm" svg:stroke-color="#000000" draw:marker-start-width="0.494cm" draw:marker-end-width="0.494cm" draw:fill-color="#ffffff" draw:textarea-horizontal-align="justify" draw:textarea-vertical-align="middle" draw:auto-grow-height="false" fo:min-height="0.171cm" fo:min-width="0.166cm" fo:padding-top="0.025cm" fo:padding-bottom="0.025cm" fo:padding-left="0.025cm" fo:padding-right="0.025cm"/>
    </style:style>
    <style:style style:name="gr19" style:family="graphic" style:parent-style-name="standard">
      <style:graphic-properties svg:stroke-width="0.049cm" svg:stroke-color="#000000" draw:marker-start-width="0.494cm" draw:marker-end-width="0.494cm" draw:fill-color="#ffffff" draw:textarea-horizontal-align="center" draw:textarea-vertical-align="middle" fo:padding-top="0.025cm" fo:padding-bottom="0.025cm" fo:padding-left="0.025cm" fo:padding-right="0.025cm"/>
    </style:style>
    <style:style style:name="gr20" style:family="graphic" style:parent-style-name="standard">
      <style:graphic-properties svg:stroke-width="0.049cm" svg:stroke-color="#000000" draw:marker-start-width="0.494cm" draw:marker-end-width="0.494cm" draw:fill-color="#ffffff" draw:textarea-horizontal-align="justify" draw:textarea-vertical-align="middle" draw:auto-grow-height="false" fo:min-height="1.41cm" fo:min-width="1.301cm" fo:padding-top="0.025cm" fo:padding-bottom="0.025cm" fo:padding-left="0.025cm" fo:padding-right="0.025cm"/>
    </style:style>
    <style:style style:name="gr21" style:family="graphic" style:parent-style-name="standard">
      <style:graphic-properties svg:stroke-width="0.049cm" svg:stroke-color="#000000" draw:marker-start-width="0.494cm" draw:marker-end-width="0.494cm" draw:fill-color="#ffffff" draw:textarea-horizontal-align="justify" draw:textarea-vertical-align="middle" draw:auto-grow-height="false" fo:min-height="0.172cm" fo:min-width="0.166cm" fo:padding-top="0.025cm" fo:padding-bottom="0.025cm" fo:padding-left="0.025cm" fo:padding-right="0.025cm"/>
    </style:style>
    <style:style style:name="gr22" style:family="graphic" style:parent-style-name="standard">
      <style:graphic-properties svg:stroke-width="0.049cm" svg:stroke-color="#000000" draw:marker-start-width="0.494cm" draw:marker-end-width="0.494cm" draw:fill-color="#ff0000" draw:textarea-horizontal-align="justify" draw:textarea-vertical-align="middle" draw:auto-grow-height="false" fo:min-height="0.504cm" fo:min-width="0.516cm" fo:padding-top="0.025cm" fo:padding-bottom="0.025cm" fo:padding-left="0.025cm" fo:padding-right="0.025cm"/>
    </style:style>
    <style:style style:name="gr23" style:family="graphic" style:parent-style-name="standard">
      <style:graphic-properties svg:stroke-width="0.049cm" svg:stroke-color="#000000" draw:marker-start-width="0.494cm" draw:marker-end-width="0.494cm" draw:fill-color="#ff0000" draw:textarea-horizontal-align="justify" draw:textarea-vertical-align="middle" draw:auto-grow-height="false" fo:min-height="0.051cm" fo:min-width="0.052cm" fo:padding-top="0.025cm" fo:padding-bottom="0.025cm" fo:padding-left="0.025cm" fo:padding-right="0.025cm"/>
    </style:style>
    <style:style style:name="gr24" style:family="graphic" style:parent-style-name="standard">
      <style:graphic-properties svg:stroke-width="0.049cm" svg:stroke-color="#000000" draw:marker-start-width="0.494cm" draw:marker-end-width="0.494cm" draw:fill-color="#ff0000" draw:textarea-horizontal-align="justify" draw:textarea-vertical-align="middle" draw:auto-grow-height="false" fo:min-height="0.052cm" fo:min-width="0.051cm" fo:padding-top="0.025cm" fo:padding-bottom="0.025cm" fo:padding-left="0.025cm" fo:padding-right="0.025cm"/>
    </style:style>
    <style:style style:name="gr25" style:family="graphic" style:parent-style-name="standard">
      <style:graphic-properties svg:stroke-width="0.049cm" svg:stroke-color="#000000" draw:marker-start-width="0.494cm" draw:marker-end-width="0.494cm" draw:fill-color="#ff0000" draw:textarea-horizontal-align="justify" draw:textarea-vertical-align="middle" draw:auto-grow-height="false" fo:min-height="0.602cm" fo:min-width="0.602cm" fo:padding-top="0.025cm" fo:padding-bottom="0.025cm" fo:padding-left="0.025cm" fo:padding-right="0.025cm"/>
    </style:style>
    <style:style style:name="gr26" style:family="graphic" style:parent-style-name="standard">
      <style:graphic-properties svg:stroke-width="0.049cm" svg:stroke-color="#000000" draw:marker-start-width="0.494cm" draw:marker-end-width="0.494cm" draw:fill-color="#ff0000" draw:textarea-horizontal-align="justify" draw:textarea-vertical-align="middle" draw:auto-grow-height="false" fo:min-height="0.05cm" fo:min-width="0.054cm" fo:padding-top="0.025cm" fo:padding-bottom="0.025cm" fo:padding-left="0.025cm" fo:padding-right="0.025cm"/>
    </style:style>
    <style:style style:name="gr27" style:family="graphic" style:parent-style-name="standard">
      <style:graphic-properties svg:stroke-width="0.049cm" svg:stroke-color="#000000" draw:marker-start-width="0.494cm" draw:marker-end-width="0.494cm" draw:fill-color="#ff0000" draw:textarea-horizontal-align="justify" draw:textarea-vertical-align="middle" draw:auto-grow-height="false" fo:min-height="0.051cm" fo:min-width="0.055cm" fo:padding-top="0.025cm" fo:padding-bottom="0.025cm" fo:padding-left="0.025cm" fo:padding-right="0.025cm"/>
    </style:style>
    <style:style style:name="gr28" style:family="graphic" style:parent-style-name="standard">
      <style:graphic-properties svg:stroke-width="0.049cm" svg:stroke-color="#000000" draw:marker-start-width="0.494cm" draw:marker-end-width="0.494cm" draw:fill-color="#ffffff" draw:textarea-horizontal-align="justify" draw:textarea-vertical-align="middle" draw:auto-grow-height="false" fo:min-height="0.504cm" fo:min-width="0.516cm" fo:padding-top="0.025cm" fo:padding-bottom="0.025cm" fo:padding-left="0.025cm" fo:padding-right="0.025cm"/>
    </style:style>
    <style:style style:name="gr29" style:family="graphic" style:parent-style-name="standard">
      <style:graphic-properties svg:stroke-width="0.049cm" svg:stroke-color="#000000" draw:marker-start-width="0.494cm" draw:marker-end-width="0.494cm" draw:fill-color="#ffffff" draw:textarea-horizontal-align="justify" draw:textarea-vertical-align="middle" draw:auto-grow-height="false" fo:min-height="0.051cm" fo:min-width="0.052cm" fo:padding-top="0.025cm" fo:padding-bottom="0.025cm" fo:padding-left="0.025cm" fo:padding-right="0.025cm"/>
    </style:style>
    <style:style style:name="gr30" style:family="graphic" style:parent-style-name="standard">
      <style:graphic-properties svg:stroke-width="0.049cm" svg:stroke-color="#000000" draw:marker-start-width="0.494cm" draw:marker-end-width="0.494cm" draw:fill-color="#ffffff" draw:textarea-horizontal-align="justify" draw:textarea-vertical-align="middle" draw:auto-grow-height="false" fo:min-height="0.052cm" fo:min-width="0.051cm" fo:padding-top="0.025cm" fo:padding-bottom="0.025cm" fo:padding-left="0.025cm" fo:padding-right="0.025cm"/>
    </style:style>
    <style:style style:name="gr31" style:family="graphic" style:parent-style-name="standard">
      <style:graphic-properties svg:stroke-width="0.049cm" svg:stroke-color="#000000" draw:marker-start-width="0.494cm" draw:marker-end-width="0.494cm" draw:fill-color="#ffffff" draw:textarea-horizontal-align="justify" draw:textarea-vertical-align="middle" draw:auto-grow-height="false" fo:min-height="0.602cm" fo:min-width="0.602cm" fo:padding-top="0.025cm" fo:padding-bottom="0.025cm" fo:padding-left="0.025cm" fo:padding-right="0.025cm"/>
    </style:style>
    <style:style style:name="gr32" style:family="graphic" style:parent-style-name="standard">
      <style:graphic-properties svg:stroke-width="0.049cm" svg:stroke-color="#000000" draw:marker-start-width="0.494cm" draw:marker-end-width="0.494cm" draw:fill-color="#ffffff" draw:textarea-horizontal-align="justify" draw:textarea-vertical-align="middle" draw:auto-grow-height="false" fo:min-height="0.05cm" fo:min-width="0.054cm" fo:padding-top="0.025cm" fo:padding-bottom="0.025cm" fo:padding-left="0.025cm" fo:padding-right="0.025cm"/>
    </style:style>
    <style:style style:name="gr33" style:family="graphic" style:parent-style-name="standard">
      <style:graphic-properties svg:stroke-width="0.049cm" svg:stroke-color="#000000" draw:marker-start-width="0.494cm" draw:marker-end-width="0.494cm" draw:fill-color="#ffffff" draw:textarea-horizontal-align="justify" draw:textarea-vertical-align="middle" draw:auto-grow-height="false" fo:min-height="0.051cm" fo:min-width="0.055cm" fo:padding-top="0.025cm" fo:padding-bottom="0.025cm" fo:padding-left="0.025cm" fo:padding-right="0.025cm"/>
    </style:style>
    <style:style style:name="P1" style:family="paragraph">
      <loext:graphic-properties draw:fill-color="#ff0000"/>
      <style:text-properties fo:font-size="11pt"/>
    </style:style>
    <style:style style:name="P2" style:family="paragraph">
      <loext:graphic-properties draw:fill-color="#ff0000"/>
      <style:paragraph-properties fo:text-align="center"/>
      <style:text-properties fo:font-size="11pt"/>
    </style:style>
    <style:style style:name="P3" style:family="paragraph">
      <style:paragraph-properties fo:text-align="center"/>
      <style:text-properties fo:font-size="11pt"/>
    </style:style>
    <style:style style:name="P4" style:family="paragraph">
      <loext:graphic-properties draw:fill-color="#ffffff"/>
      <style:text-properties fo:font-size="11pt"/>
    </style:style>
    <style:style style:name="P5" style:family="paragraph">
      <loext:graphic-properties draw:fill-color="#ffffff"/>
      <style:paragraph-properties fo:text-align="center"/>
      <style:text-properties fo:font-size="11pt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3.753cm" svg:height="1.671cm" svg:x="3.301cm" svg:y="3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78cm" svg:height="1.15cm" svg:x="3.953cm" svg:y="4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478cm" svg:height="1.151cm" svg:x="5.92cm" svg:y="4.3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738cm" svg:height="2.104cm" draw:transform="skewX (0.000872664625997176) rotate (2.35619449019234) translate (5.444cm 3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5" draw:text-style-name="P2" draw:layer="layout" svg:width="1.693cm" svg:height="1.693cm" svg:x="2.053cm" svg:y="3.0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6" draw:text-style-name="P2" draw:layer="layout" svg:width="0.305cm" svg:height="0.311cm" svg:x="2.357cm" svg:y="3.47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2" draw:layer="layout" svg:width="0.304cm" svg:height="0.311cm" svg:x="3.051cm" svg:y="3.44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8" draw:text-style-name="P2" draw:layer="layout" svg:width="0.458cm" svg:height="0.668cm" draw:transform="skewX (0.00349065850398858) rotate (-0.971101195809645) translate (3.04084745289244cm 3.76815402567025cm)" svg:viewBox="0 0 459 669" svg:d="M0 669c372-34 561-168 402-669">
                <text:p/>
              </draw:path>
            </draw:g>
          </draw:g>
          <draw:path draw:style-name="gr9" draw:text-style-name="P3" draw:layer="layout" svg:width="0.8cm" svg:height="0.747cm" draw:transform="skewX (0.00122173047639605) rotate (-1.35245563737041) translate (2.93178971258655cm 2.43223913626024cm)" svg:viewBox="0 0 801 748" svg:d="M111 722c251 135 578-301 378-405-471-243-39 436 156 302 189-130 243-584-48-589-267-4-5 604-399 400l-198-110 46-212 113-108">
            <text:p/>
          </draw:path>
        </draw:g>
        <draw:custom-shape draw:style-name="gr1" draw:text-style-name="P1" draw:layer="layout" svg:width="3.753cm" svg:height="1.671cm" svg:x="12.248cm" svg:y="3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78cm" svg:height="1.15cm" svg:x="12.9cm" svg:y="4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478cm" svg:height="1.151cm" svg:x="14.867cm" svg:y="4.2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738cm" svg:height="2.104cm" draw:transform="skewX (0.000872664625997176) rotate (2.35619449019234) translate (14.391cm 3.7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0" draw:text-style-name="P1" draw:layer="layout" svg:width="1.497cm" svg:height="1.606cm" svg:x="11.203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" draw:text-style-name="P2" draw:layer="layout" svg:width="0.304cm" svg:height="0.312cm" svg:x="11.42cm" svg:y="3.3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2" draw:layer="layout" svg:width="0.304cm" svg:height="0.312cm" svg:x="12.114cm" svg:y="3.2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8" draw:text-style-name="P2" draw:layer="layout" svg:width="0.458cm" svg:height="0.668cm" draw:transform="skewX (0.00349065850398865) rotate (-0.970403064108847) translate (12.1030265215213cm 3.6081981238441cm)" svg:viewBox="0 0 459 669" svg:d="M0 669c372-35 561-168 403-669">
              <text:p/>
            </draw:path>
          </draw:g>
        </draw:g>
        <draw:custom-shape draw:style-name="gr1" draw:text-style-name="P1" draw:layer="layout" svg:width="3.753cm" svg:height="1.671cm" svg:x="3.4cm" svg:y="7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78cm" svg:height="1.15cm" svg:x="4.052cm" svg:y="8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478cm" svg:height="1.151cm" svg:x="6.019cm" svg:y="8.7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custom-shape draw:style-name="gr5" draw:text-style-name="P2" draw:layer="layout" svg:width="1.693cm" svg:height="1.693cm" svg:x="2.152cm" svg:y="7.4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6" draw:text-style-name="P2" draw:layer="layout" svg:width="0.305cm" svg:height="0.311cm" svg:x="2.456cm" svg:y="7.92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2" draw:layer="layout" svg:width="0.304cm" svg:height="0.311cm" svg:x="3.15cm" svg:y="7.89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8" draw:text-style-name="P2" draw:layer="layout" svg:width="0.458cm" svg:height="0.668cm" draw:transform="skewX (0.00349065850398864) rotate (-0.971101195809645) translate (3.13984745289244cm 8.21915402567025cm)" svg:viewBox="0 0 459 669" svg:d="M0 669c372-34 561-168 402-669">
                <text:p/>
              </draw:path>
            </draw:g>
          </draw:g>
          <draw:path draw:style-name="gr9" draw:text-style-name="P3" draw:layer="layout" svg:width="0.8cm" svg:height="0.747cm" draw:transform="skewX (0.00122173047639605) rotate (-1.35245563737041) translate (3.03078971258655cm 6.88323913626024cm)" svg:viewBox="0 0 801 748" svg:d="M111 722c251 135 578-301 378-405-471-243-39 436 156 302 189-130 243-584-48-589-267-4-5 604-399 400l-198-110 46-212 113-108">
            <text:p/>
          </draw:path>
        </draw:g>
        <draw:custom-shape draw:style-name="gr1" draw:text-style-name="P1" draw:layer="layout" svg:width="3.753cm" svg:height="1.671cm" svg:x="12.347cm" svg:y="7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78cm" svg:height="1.15cm" svg:x="12.999cm" svg:y="8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478cm" svg:height="1.151cm" svg:x="14.966cm" svg:y="8.6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0" draw:text-style-name="P1" draw:layer="layout" svg:width="1.497cm" svg:height="1.606cm" svg:x="11.302cm" svg:y="7.3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" draw:text-style-name="P2" draw:layer="layout" svg:width="0.304cm" svg:height="0.312cm" svg:x="11.519cm" svg:y="7.7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2" draw:layer="layout" svg:width="0.304cm" svg:height="0.312cm" svg:x="12.213cm" svg:y="7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8" draw:text-style-name="P2" draw:layer="layout" svg:width="0.458cm" svg:height="0.668cm" draw:transform="skewX (0.00349065850398855) rotate (-0.970403064108847) translate (12.2020265215213cm 8.0591981238441cm)" svg:viewBox="0 0 459 669" svg:d="M0 669c372-35 561-168 403-669">
              <text:p/>
            </draw:path>
          </draw:g>
        </draw:g>
        <draw:custom-shape draw:style-name="gr1" draw:text-style-name="P1" draw:layer="layout" svg:width="3.753cm" svg:height="1.671cm" svg:x="3.548cm" svg:y="12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38cm" svg:height="2.104cm" draw:transform="skewX (0.000872664625997176) rotate (2.35619449019234) translate (5.691cm 13.0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5" draw:text-style-name="P2" draw:layer="layout" svg:width="1.693cm" svg:height="1.693cm" svg:x="2.3cm" svg:y="12.1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6" draw:text-style-name="P2" draw:layer="layout" svg:width="0.305cm" svg:height="0.311cm" svg:x="2.604cm" svg:y="12.62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2" draw:layer="layout" svg:width="0.304cm" svg:height="0.311cm" svg:x="3.298cm" svg:y="12.59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8" draw:text-style-name="P2" draw:layer="layout" svg:width="0.458cm" svg:height="0.668cm" draw:transform="skewX (0.00349065850398859) rotate (-0.971101195809645) translate (3.28784745289244cm 12.9191540256703cm)" svg:viewBox="0 0 459 669" svg:d="M0 669c372-34 561-168 402-669">
                <text:p/>
              </draw:path>
            </draw:g>
          </draw:g>
          <draw:path draw:style-name="gr9" draw:text-style-name="P3" draw:layer="layout" svg:width="0.8cm" svg:height="0.747cm" draw:transform="skewX (0.00122173047639605) rotate (-1.35245563737041) translate (3.17878971258655cm 11.5832391362602cm)" svg:viewBox="0 0 801 748" svg:d="M111 722c251 135 578-301 378-405-471-243-39 436 156 302 189-130 243-584-48-589-267-4-5 604-399 400l-198-110 46-212 113-108">
            <text:p/>
          </draw:path>
        </draw:g>
        <draw:custom-shape draw:style-name="gr1" draw:text-style-name="P1" draw:layer="layout" svg:width="3.753cm" svg:height="1.671cm" svg:x="12.495cm" svg:y="12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38cm" svg:height="2.104cm" draw:transform="skewX (0.000872664625997176) rotate (2.35619449019234) translate (14.638cm 12.9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0" draw:text-style-name="P1" draw:layer="layout" svg:width="1.497cm" svg:height="1.606cm" svg:x="11.45cm" svg:y="12.0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" draw:text-style-name="P2" draw:layer="layout" svg:width="0.304cm" svg:height="0.312cm" svg:x="11.667cm" svg:y="12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2" draw:layer="layout" svg:width="0.304cm" svg:height="0.312cm" svg:x="12.361cm" svg:y="12.4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8" draw:text-style-name="P2" draw:layer="layout" svg:width="0.458cm" svg:height="0.668cm" draw:transform="skewX (0.0034906585039886) rotate (-0.970403064108847) translate (12.3500265215213cm 12.7591981238441cm)" svg:viewBox="0 0 459 669" svg:d="M0 669c372-35 561-168 403-669">
              <text:p/>
            </draw:path>
          </draw:g>
        </draw:g>
        <draw:custom-shape draw:style-name="gr1" draw:text-style-name="P1" draw:layer="layout" svg:width="3.753cm" svg:height="1.671cm" svg:x="3.9cm" svg:y="16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5" draw:text-style-name="P2" draw:layer="layout" svg:width="1.693cm" svg:height="1.693cm" svg:x="2.652cm" svg:y="16.6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6" draw:text-style-name="P2" draw:layer="layout" svg:width="0.305cm" svg:height="0.311cm" svg:x="2.956cm" svg:y="17.07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2" draw:layer="layout" svg:width="0.304cm" svg:height="0.311cm" svg:x="3.65cm" svg:y="17.04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8" draw:text-style-name="P2" draw:layer="layout" svg:width="0.458cm" svg:height="0.668cm" draw:transform="skewX (0.00349065850398865) rotate (-0.971101195809645) translate (3.63984745289244cm 17.3681540256703cm)" svg:viewBox="0 0 459 669" svg:d="M0 669c372-34 561-168 402-669">
                <text:p/>
              </draw:path>
            </draw:g>
          </draw:g>
          <draw:path draw:style-name="gr9" draw:text-style-name="P3" draw:layer="layout" svg:width="0.8cm" svg:height="0.747cm" draw:transform="skewX (0.00122173047639604) rotate (-1.35245563737041) translate (3.53078971258655cm 16.0322391362602cm)" svg:viewBox="0 0 801 748" svg:d="M111 722c251 135 578-301 378-405-471-243-39 436 156 302 189-130 243-584-48-589-267-4-5 604-399 400l-198-110 46-212 113-108">
            <text:p/>
          </draw:path>
        </draw:g>
        <draw:custom-shape draw:style-name="gr1" draw:text-style-name="P1" draw:layer="layout" svg:width="3.753cm" svg:height="1.671cm" svg:x="12.847cm" svg:y="16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0" draw:text-style-name="P1" draw:layer="layout" svg:width="1.497cm" svg:height="1.606cm" svg:x="11.802cm" svg:y="16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" draw:text-style-name="P2" draw:layer="layout" svg:width="0.304cm" svg:height="0.312cm" svg:x="12.019cm" svg:y="16.9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2" draw:layer="layout" svg:width="0.304cm" svg:height="0.312cm" svg:x="12.713cm" svg:y="16.8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8" draw:text-style-name="P2" draw:layer="layout" svg:width="0.458cm" svg:height="0.668cm" draw:transform="skewX (0.00349065850398861) rotate (-0.970403064108847) translate (12.7020265215213cm 17.2081981238441cm)" svg:viewBox="0 0 459 669" svg:d="M0 669c372-35 561-168 403-669">
              <text:p/>
            </draw:path>
          </draw:g>
        </draw:g>
      </draw:page>
      <draw:page draw:name="page2" draw:style-name="dp1" draw:master-page-name="Standard">
        <draw:custom-shape draw:style-name="gr12" draw:text-style-name="P4" draw:layer="layout" svg:width="3.753cm" svg:height="1.671cm" svg:x="3.301cm" svg:y="3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478cm" svg:height="1.15cm" svg:x="3.953cm" svg:y="4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0.478cm" svg:height="1.151cm" svg:x="5.92cm" svg:y="4.3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0.738cm" svg:height="2.104cm" draw:transform="skewX (0.000872664625997176) rotate (2.35619449019234) translate (5.444cm 3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16" draw:text-style-name="P5" draw:layer="layout" svg:width="1.693cm" svg:height="1.693cm" svg:x="2.053cm" svg:y="3.0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17" draw:text-style-name="P5" draw:layer="layout" svg:width="0.305cm" svg:height="0.311cm" svg:x="2.357cm" svg:y="3.47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5" draw:layer="layout" svg:width="0.304cm" svg:height="0.311cm" svg:x="3.051cm" svg:y="3.44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19" draw:text-style-name="P5" draw:layer="layout" svg:width="0.458cm" svg:height="0.668cm" draw:transform="skewX (0.00349065850398858) rotate (-0.971101195809645) translate (3.04084745289244cm 3.76815402567025cm)" svg:viewBox="0 0 459 669" svg:d="M0 669c372-34 561-168 402-669">
                <text:p/>
              </draw:path>
            </draw:g>
          </draw:g>
          <draw:path draw:style-name="gr19" draw:text-style-name="P5" draw:layer="layout" svg:width="0.8cm" svg:height="0.747cm" draw:transform="skewX (0.00122173047639605) rotate (-1.35245563737041) translate (2.93178971258655cm 2.43223913626024cm)" svg:viewBox="0 0 801 748" svg:d="M111 722c251 135 578-301 378-405-471-243-39 436 156 302 189-130 243-584-48-589-267-4-5 604-399 400l-198-110 46-212 113-108">
            <text:p/>
          </draw:path>
        </draw:g>
        <draw:custom-shape draw:style-name="gr12" draw:text-style-name="P4" draw:layer="layout" svg:width="3.753cm" svg:height="1.671cm" svg:x="12.248cm" svg:y="3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478cm" svg:height="1.15cm" svg:x="12.9cm" svg:y="4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0.478cm" svg:height="1.151cm" svg:x="14.867cm" svg:y="4.2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0.738cm" svg:height="2.104cm" draw:transform="skewX (0.000872664625997176) rotate (2.35619449019234) translate (14.391cm 3.7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0" draw:text-style-name="P4" draw:layer="layout" svg:width="1.497cm" svg:height="1.606cm" svg:x="11.203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1" draw:text-style-name="P5" draw:layer="layout" svg:width="0.304cm" svg:height="0.312cm" svg:x="11.42cm" svg:y="3.3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5" draw:layer="layout" svg:width="0.304cm" svg:height="0.312cm" svg:x="12.114cm" svg:y="3.2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9" draw:text-style-name="P5" draw:layer="layout" svg:width="0.458cm" svg:height="0.668cm" draw:transform="skewX (0.00349065850398865) rotate (-0.970403064108847) translate (12.1030265215213cm 3.6081981238441cm)" svg:viewBox="0 0 459 669" svg:d="M0 669c372-35 561-168 403-669">
              <text:p/>
            </draw:path>
          </draw:g>
        </draw:g>
        <draw:custom-shape draw:style-name="gr12" draw:text-style-name="P4" draw:layer="layout" svg:width="3.753cm" svg:height="1.671cm" svg:x="3.4cm" svg:y="7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478cm" svg:height="1.15cm" svg:x="4.052cm" svg:y="8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0.478cm" svg:height="1.151cm" svg:x="6.019cm" svg:y="8.7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custom-shape draw:style-name="gr16" draw:text-style-name="P5" draw:layer="layout" svg:width="1.693cm" svg:height="1.693cm" svg:x="2.152cm" svg:y="7.4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17" draw:text-style-name="P5" draw:layer="layout" svg:width="0.305cm" svg:height="0.311cm" svg:x="2.456cm" svg:y="7.92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5" draw:layer="layout" svg:width="0.304cm" svg:height="0.311cm" svg:x="3.15cm" svg:y="7.89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19" draw:text-style-name="P5" draw:layer="layout" svg:width="0.458cm" svg:height="0.668cm" draw:transform="skewX (0.00349065850398864) rotate (-0.971101195809645) translate (3.13984745289244cm 8.21915402567025cm)" svg:viewBox="0 0 459 669" svg:d="M0 669c372-34 561-168 402-669">
                <text:p/>
              </draw:path>
            </draw:g>
          </draw:g>
          <draw:path draw:style-name="gr19" draw:text-style-name="P5" draw:layer="layout" svg:width="0.8cm" svg:height="0.747cm" draw:transform="skewX (0.00122173047639605) rotate (-1.35245563737041) translate (3.03078971258655cm 6.88323913626024cm)" svg:viewBox="0 0 801 748" svg:d="M111 722c251 135 578-301 378-405-471-243-39 436 156 302 189-130 243-584-48-589-267-4-5 604-399 400l-198-110 46-212 113-108">
            <text:p/>
          </draw:path>
        </draw:g>
        <draw:custom-shape draw:style-name="gr12" draw:text-style-name="P4" draw:layer="layout" svg:width="3.753cm" svg:height="1.671cm" svg:x="12.347cm" svg:y="7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478cm" svg:height="1.15cm" svg:x="12.999cm" svg:y="8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0.478cm" svg:height="1.151cm" svg:x="14.966cm" svg:y="8.6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0" draw:text-style-name="P4" draw:layer="layout" svg:width="1.497cm" svg:height="1.606cm" svg:x="11.302cm" svg:y="7.3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1" draw:text-style-name="P5" draw:layer="layout" svg:width="0.304cm" svg:height="0.312cm" svg:x="11.519cm" svg:y="7.7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5" draw:layer="layout" svg:width="0.304cm" svg:height="0.312cm" svg:x="12.213cm" svg:y="7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9" draw:text-style-name="P5" draw:layer="layout" svg:width="0.458cm" svg:height="0.668cm" draw:transform="skewX (0.00349065850398855) rotate (-0.970403064108847) translate (12.2020265215213cm 8.0591981238441cm)" svg:viewBox="0 0 459 669" svg:d="M0 669c372-35 561-168 403-669">
              <text:p/>
            </draw:path>
          </draw:g>
        </draw:g>
        <draw:custom-shape draw:style-name="gr12" draw:text-style-name="P4" draw:layer="layout" svg:width="3.753cm" svg:height="1.671cm" svg:x="3.548cm" svg:y="12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738cm" svg:height="2.104cm" draw:transform="skewX (0.000872664625997176) rotate (2.35619449019234) translate (5.691cm 13.0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16" draw:text-style-name="P5" draw:layer="layout" svg:width="1.693cm" svg:height="1.693cm" svg:x="2.3cm" svg:y="12.1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17" draw:text-style-name="P5" draw:layer="layout" svg:width="0.305cm" svg:height="0.311cm" svg:x="2.604cm" svg:y="12.62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5" draw:layer="layout" svg:width="0.304cm" svg:height="0.311cm" svg:x="3.298cm" svg:y="12.59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19" draw:text-style-name="P5" draw:layer="layout" svg:width="0.458cm" svg:height="0.668cm" draw:transform="skewX (0.00349065850398859) rotate (-0.971101195809645) translate (3.28784745289244cm 12.9191540256703cm)" svg:viewBox="0 0 459 669" svg:d="M0 669c372-34 561-168 402-669">
                <text:p/>
              </draw:path>
            </draw:g>
          </draw:g>
          <draw:path draw:style-name="gr19" draw:text-style-name="P5" draw:layer="layout" svg:width="0.8cm" svg:height="0.747cm" draw:transform="skewX (0.00122173047639605) rotate (-1.35245563737041) translate (3.17878971258655cm 11.5832391362602cm)" svg:viewBox="0 0 801 748" svg:d="M111 722c251 135 578-301 378-405-471-243-39 436 156 302 189-130 243-584-48-589-267-4-5 604-399 400l-198-110 46-212 113-108">
            <text:p/>
          </draw:path>
        </draw:g>
        <draw:custom-shape draw:style-name="gr12" draw:text-style-name="P4" draw:layer="layout" svg:width="3.753cm" svg:height="1.671cm" svg:x="12.495cm" svg:y="12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738cm" svg:height="2.104cm" draw:transform="skewX (0.000872664625997176) rotate (2.35619449019234) translate (14.638cm 12.9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0" draw:text-style-name="P4" draw:layer="layout" svg:width="1.497cm" svg:height="1.606cm" svg:x="11.45cm" svg:y="12.0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1" draw:text-style-name="P5" draw:layer="layout" svg:width="0.304cm" svg:height="0.312cm" svg:x="11.667cm" svg:y="12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5" draw:layer="layout" svg:width="0.304cm" svg:height="0.312cm" svg:x="12.361cm" svg:y="12.4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9" draw:text-style-name="P5" draw:layer="layout" svg:width="0.458cm" svg:height="0.668cm" draw:transform="skewX (0.0034906585039886) rotate (-0.970403064108847) translate (12.3500265215213cm 12.7591981238441cm)" svg:viewBox="0 0 459 669" svg:d="M0 669c372-35 561-168 403-669">
              <text:p/>
            </draw:path>
          </draw:g>
        </draw:g>
        <draw:custom-shape draw:style-name="gr12" draw:text-style-name="P4" draw:layer="layout" svg:width="3.753cm" svg:height="1.671cm" svg:x="3.9cm" svg:y="16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16" draw:text-style-name="P5" draw:layer="layout" svg:width="1.693cm" svg:height="1.693cm" svg:x="2.652cm" svg:y="16.6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17" draw:text-style-name="P5" draw:layer="layout" svg:width="0.305cm" svg:height="0.311cm" svg:x="2.956cm" svg:y="17.07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5" draw:layer="layout" svg:width="0.304cm" svg:height="0.311cm" svg:x="3.65cm" svg:y="17.04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19" draw:text-style-name="P5" draw:layer="layout" svg:width="0.458cm" svg:height="0.668cm" draw:transform="skewX (0.00349065850398865) rotate (-0.971101195809645) translate (3.63984745289244cm 17.3681540256703cm)" svg:viewBox="0 0 459 669" svg:d="M0 669c372-34 561-168 402-669">
                <text:p/>
              </draw:path>
            </draw:g>
          </draw:g>
          <draw:path draw:style-name="gr19" draw:text-style-name="P5" draw:layer="layout" svg:width="0.8cm" svg:height="0.747cm" draw:transform="skewX (0.00122173047639604) rotate (-1.35245563737041) translate (3.53078971258655cm 16.0322391362602cm)" svg:viewBox="0 0 801 748" svg:d="M111 722c251 135 578-301 378-405-471-243-39 436 156 302 189-130 243-584-48-589-267-4-5 604-399 400l-198-110 46-212 113-108">
            <text:p/>
          </draw:path>
        </draw:g>
        <draw:custom-shape draw:style-name="gr12" draw:text-style-name="P4" draw:layer="layout" svg:width="3.753cm" svg:height="1.671cm" svg:x="12.847cm" svg:y="16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0" draw:text-style-name="P4" draw:layer="layout" svg:width="1.497cm" svg:height="1.606cm" svg:x="11.802cm" svg:y="16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1" draw:text-style-name="P5" draw:layer="layout" svg:width="0.304cm" svg:height="0.312cm" svg:x="12.019cm" svg:y="16.9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5" draw:layer="layout" svg:width="0.304cm" svg:height="0.312cm" svg:x="12.713cm" svg:y="16.8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9" draw:text-style-name="P5" draw:layer="layout" svg:width="0.458cm" svg:height="0.668cm" draw:transform="skewX (0.00349065850398861) rotate (-0.970403064108847) translate (12.7020265215213cm 17.2081981238441cm)" svg:viewBox="0 0 459 669" svg:d="M0 669c372-35 561-168 403-669">
              <text:p/>
            </draw:path>
          </draw:g>
        </draw:g>
      </draw:page>
      <draw:page draw:name="page3" draw:style-name="dp1" draw:master-page-name="Standard">
        <draw:custom-shape draw:style-name="gr1" draw:text-style-name="P1" draw:layer="layout" svg:width="3.753cm" svg:height="1.671cm" svg:x="3.301cm" svg:y="3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78cm" svg:height="1.15cm" svg:x="3.953cm" svg:y="4.3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478cm" svg:height="1.151cm" svg:x="5.92cm" svg:y="4.3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738cm" svg:height="2.104cm" draw:transform="skewX (0.000872664625997176) rotate (2.35619449019234) translate (5.444cm 3.8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22" draw:text-style-name="P2" draw:layer="layout" svg:width="0.8cm" svg:height="0.782cm" svg:x="2.8cm" svg:y="3.6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23" draw:text-style-name="P2" draw:layer="layout" svg:width="0.144cm" svg:height="0.143cm" svg:x="2.944cm" svg:y="3.8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2" draw:layer="layout" svg:width="0.143cm" svg:height="0.144cm" svg:x="3.272cm" svg:y="3.80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8" draw:text-style-name="P2" draw:layer="layout" svg:width="0.211cm" svg:height="0.313cm" draw:transform="skewX (0.0300196631343024) rotate (-0.961501884923677) translate (3.26810567505334cm 3.95681204725514cm)" svg:viewBox="0 0 212 314" svg:d="M0 314c173-16 260-79 185-314">
                <text:p/>
              </draw:path>
            </draw:g>
          </draw:g>
          <draw:path draw:style-name="gr9" draw:text-style-name="P3" draw:layer="layout" svg:width="0.369cm" svg:height="0.352cm" draw:transform="skewX (0.0108210413623649) rotate (-1.34826684716562) translate (3.21532925502761cm 3.33832773188171cm)" svg:viewBox="0 0 370 353" svg:d="M52 341c115 63 267-142 174-191-218-115-18 205 72 142 88-61 113-276-22-278-124-2-2 285-185 189l-91-52 21-100 53-51">
            <text:p/>
          </draw:path>
        </draw:g>
        <draw:custom-shape draw:style-name="gr1" draw:text-style-name="P1" draw:layer="layout" svg:width="3.753cm" svg:height="1.671cm" svg:x="12.248cm" svg:y="3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78cm" svg:height="1.15cm" svg:x="12.9cm" svg:y="4.2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478cm" svg:height="1.151cm" svg:x="14.867cm" svg:y="4.2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738cm" svg:height="2.104cm" draw:transform="skewX (0.000872664625997176) rotate (2.35619449019234) translate (14.391cm 3.7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5" draw:text-style-name="P1" draw:layer="layout" svg:width="0.722cm" svg:height="0.722cm" svg:x="11.7cm" svg:y="3.52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6" draw:text-style-name="P2" draw:layer="layout" svg:width="0.146cm" svg:height="0.14cm" svg:x="11.805cm" svg:y="3.7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2" draw:layer="layout" svg:width="0.147cm" svg:height="0.141cm" svg:x="12.139cm" svg:y="3.6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8" draw:text-style-name="P2" draw:layer="layout" svg:width="0.211cm" svg:height="0.314cm" draw:transform="skewX (0.0670206432765823) rotate (-0.935671011994161) translate (12.133189627739cm 3.83966266969028cm)" svg:viewBox="0 0 212 315" svg:d="M0 315c171-16 259-79 187-315">
              <text:p/>
            </draw:path>
          </draw:g>
        </draw:g>
        <draw:custom-shape draw:style-name="gr1" draw:text-style-name="P1" draw:layer="layout" svg:width="3.753cm" svg:height="1.671cm" svg:x="3.301cm" svg:y="9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78cm" svg:height="1.15cm" svg:x="3.953cm" svg:y="10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478cm" svg:height="1.151cm" svg:x="5.92cm" svg:y="10.2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custom-shape draw:style-name="gr22" draw:text-style-name="P2" draw:layer="layout" svg:width="0.8cm" svg:height="0.782cm" svg:x="2.8cm" svg:y="9.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23" draw:text-style-name="P2" draw:layer="layout" svg:width="0.144cm" svg:height="0.143cm" svg:x="2.944cm" svg:y="9.77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2" draw:layer="layout" svg:width="0.143cm" svg:height="0.144cm" svg:x="3.272cm" svg:y="9.75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8" draw:text-style-name="P2" draw:layer="layout" svg:width="0.211cm" svg:height="0.313cm" draw:transform="skewX (0.0300196631343024) rotate (-0.961501884923677) translate (3.26810567505334cm 9.90881204725515cm)" svg:viewBox="0 0 212 314" svg:d="M0 314c173-16 260-79 185-314">
                <text:p/>
              </draw:path>
            </draw:g>
          </draw:g>
          <draw:path draw:style-name="gr9" draw:text-style-name="P3" draw:layer="layout" svg:width="0.369cm" svg:height="0.352cm" draw:transform="skewX (0.0108210413623649) rotate (-1.34826684716562) translate (3.21532925502761cm 9.29032773188171cm)" svg:viewBox="0 0 370 353" svg:d="M52 341c115 63 267-142 174-191-218-115-18 205 72 142 88-61 113-276-22-278-124-2-2 285-185 189l-91-52 21-100 53-51">
            <text:p/>
          </draw:path>
        </draw:g>
        <draw:custom-shape draw:style-name="gr1" draw:text-style-name="P1" draw:layer="layout" svg:width="3.753cm" svg:height="1.671cm" svg:x="3.601cm" svg:y="14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38cm" svg:height="2.104cm" draw:transform="skewX (0.000872664625997176) rotate (2.35619449019234) translate (5.744cm 15.2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22" draw:text-style-name="P2" draw:layer="layout" svg:width="0.8cm" svg:height="0.782cm" svg:x="3.1cm" svg:y="14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23" draw:text-style-name="P2" draw:layer="layout" svg:width="0.144cm" svg:height="0.143cm" svg:x="3.244cm" svg:y="15.17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2" draw:layer="layout" svg:width="0.143cm" svg:height="0.144cm" svg:x="3.572cm" svg:y="15.15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8" draw:text-style-name="P2" draw:layer="layout" svg:width="0.211cm" svg:height="0.313cm" draw:transform="skewX (0.0300196631343024) rotate (-0.961501884923677) translate (3.56810567505334cm 15.3088120472551cm)" svg:viewBox="0 0 212 314" svg:d="M0 314c173-16 260-79 185-314">
                <text:p/>
              </draw:path>
            </draw:g>
          </draw:g>
          <draw:path draw:style-name="gr9" draw:text-style-name="P3" draw:layer="layout" svg:width="0.369cm" svg:height="0.352cm" draw:transform="skewX (0.0108210413623649) rotate (-1.34826684716562) translate (3.51532925502761cm 14.6903277318817cm)" svg:viewBox="0 0 370 353" svg:d="M52 341c115 63 267-142 174-191-218-115-18 205 72 142 88-61 113-276-22-278-124-2-2 285-185 189l-91-52 21-100 53-51">
            <text:p/>
          </draw:path>
        </draw:g>
        <draw:custom-shape draw:style-name="gr1" draw:text-style-name="P1" draw:layer="layout" svg:width="3.753cm" svg:height="1.671cm" svg:x="3.747cm" svg:y="19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22" draw:text-style-name="P2" draw:layer="layout" svg:width="0.8cm" svg:height="0.782cm" svg:x="3.246cm" svg:y="19.8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23" draw:text-style-name="P2" draw:layer="layout" svg:width="0.144cm" svg:height="0.143cm" svg:x="3.39cm" svg:y="20.0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2" draw:layer="layout" svg:width="0.143cm" svg:height="0.144cm" svg:x="3.718cm" svg:y="20.00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8" draw:text-style-name="P2" draw:layer="layout" svg:width="0.211cm" svg:height="0.313cm" draw:transform="skewX (0.0300196631343024) rotate (-0.961501884923677) translate (3.71410567505334cm 20.1578120472551cm)" svg:viewBox="0 0 212 314" svg:d="M0 314c173-16 260-79 185-314">
                <text:p/>
              </draw:path>
            </draw:g>
          </draw:g>
          <draw:path draw:style-name="gr9" draw:text-style-name="P3" draw:layer="layout" svg:width="0.369cm" svg:height="0.352cm" draw:transform="skewX (0.0108210413623649) rotate (-1.34826684716562) translate (3.66132925502761cm 19.5393277318817cm)" svg:viewBox="0 0 370 353" svg:d="M52 341c115 63 267-142 174-191-218-115-18 205 72 142 88-61 113-276-22-278-124-2-2 285-185 189l-91-52 21-100 53-51">
            <text:p/>
          </draw:path>
        </draw:g>
        <draw:custom-shape draw:style-name="gr1" draw:text-style-name="P1" draw:layer="layout" svg:width="3.753cm" svg:height="1.671cm" svg:x="12.248cm" svg:y="9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78cm" svg:height="1.15cm" svg:x="12.9cm" svg:y="10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478cm" svg:height="1.151cm" svg:x="14.867cm" svg:y="10.5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5" draw:text-style-name="P1" draw:layer="layout" svg:width="0.722cm" svg:height="0.722cm" svg:x="11.7cm" svg:y="9.82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6" draw:text-style-name="P2" draw:layer="layout" svg:width="0.146cm" svg:height="0.14cm" svg:x="11.805cm" svg:y="10.0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2" draw:layer="layout" svg:width="0.147cm" svg:height="0.141cm" svg:x="12.139cm" svg:y="9.9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8" draw:text-style-name="P2" draw:layer="layout" svg:width="0.211cm" svg:height="0.314cm" draw:transform="skewX (0.0670206432765823) rotate (-0.935671011994161) translate (12.133189627739cm 10.1406626696903cm)" svg:viewBox="0 0 212 315" svg:d="M0 315c171-16 259-79 187-315">
              <text:p/>
            </draw:path>
          </draw:g>
        </draw:g>
        <draw:custom-shape draw:style-name="gr1" draw:text-style-name="P1" draw:layer="layout" svg:width="3.753cm" svg:height="1.671cm" svg:x="12.047cm" svg:y="14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38cm" svg:height="2.104cm" draw:transform="skewX (0.000872664625997176) rotate (2.35619449019234) translate (14.19cm 15.1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5" draw:text-style-name="P1" draw:layer="layout" svg:width="0.722cm" svg:height="0.722cm" svg:x="11.499cm" svg:y="14.92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6" draw:text-style-name="P2" draw:layer="layout" svg:width="0.146cm" svg:height="0.14cm" svg:x="11.604cm" svg:y="15.1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2" draw:layer="layout" svg:width="0.147cm" svg:height="0.141cm" svg:x="11.938cm" svg:y="15.0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8" draw:text-style-name="P2" draw:layer="layout" svg:width="0.211cm" svg:height="0.314cm" draw:transform="skewX (0.0670206432765823) rotate (-0.935671011994161) translate (11.932189627739cm 15.2406626696903cm)" svg:viewBox="0 0 212 315" svg:d="M0 315c171-16 259-79 187-315">
              <text:p/>
            </draw:path>
          </draw:g>
        </draw:g>
        <draw:custom-shape draw:style-name="gr1" draw:text-style-name="P1" draw:layer="layout" svg:width="3.753cm" svg:height="1.671cm" svg:x="12.147cm" svg:y="19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5" draw:text-style-name="P1" draw:layer="layout" svg:width="0.722cm" svg:height="0.722cm" svg:x="11.599cm" svg:y="19.92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6" draw:text-style-name="P2" draw:layer="layout" svg:width="0.146cm" svg:height="0.14cm" svg:x="11.704cm" svg:y="20.1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2" draw:layer="layout" svg:width="0.147cm" svg:height="0.141cm" svg:x="12.038cm" svg:y="20.0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8" draw:text-style-name="P2" draw:layer="layout" svg:width="0.211cm" svg:height="0.314cm" draw:transform="skewX (0.0670206432765823) rotate (-0.935671011994161) translate (12.032189627739cm 20.2406626696903cm)" svg:viewBox="0 0 212 315" svg:d="M0 315c171-16 259-79 187-315">
              <text:p/>
            </draw:path>
          </draw:g>
        </draw:g>
      </draw:page>
      <draw:page draw:name="page4" draw:style-name="dp1" draw:master-page-name="Standard">
        <draw:custom-shape draw:style-name="gr12" draw:text-style-name="P4" draw:layer="layout" svg:width="3.753cm" svg:height="1.671cm" svg:x="3.301cm" svg:y="3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478cm" svg:height="1.15cm" svg:x="3.953cm" svg:y="4.3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0.478cm" svg:height="1.151cm" svg:x="5.92cm" svg:y="4.3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0.738cm" svg:height="2.104cm" draw:transform="skewX (0.000872664625997176) rotate (2.35619449019234) translate (5.444cm 3.8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28" draw:text-style-name="P5" draw:layer="layout" svg:width="0.8cm" svg:height="0.782cm" svg:x="2.8cm" svg:y="3.6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29" draw:text-style-name="P5" draw:layer="layout" svg:width="0.144cm" svg:height="0.143cm" svg:x="2.944cm" svg:y="3.8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0" draw:text-style-name="P5" draw:layer="layout" svg:width="0.143cm" svg:height="0.144cm" svg:x="3.272cm" svg:y="3.80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19" draw:text-style-name="P5" draw:layer="layout" svg:width="0.211cm" svg:height="0.313cm" draw:transform="skewX (0.0300196631343024) rotate (-0.961501884923677) translate (3.26810567505334cm 3.95681204725514cm)" svg:viewBox="0 0 212 314" svg:d="M0 314c173-16 260-79 185-314">
                <text:p/>
              </draw:path>
            </draw:g>
          </draw:g>
          <draw:path draw:style-name="gr19" draw:text-style-name="P5" draw:layer="layout" svg:width="0.369cm" svg:height="0.352cm" draw:transform="skewX (0.0108210413623649) rotate (-1.34826684716562) translate (3.21532925502761cm 3.33832773188171cm)" svg:viewBox="0 0 370 353" svg:d="M52 341c115 63 267-142 174-191-218-115-18 205 72 142 88-61 113-276-22-278-124-2-2 285-185 189l-91-52 21-100 53-51">
            <text:p/>
          </draw:path>
        </draw:g>
        <draw:custom-shape draw:style-name="gr12" draw:text-style-name="P4" draw:layer="layout" svg:width="3.753cm" svg:height="1.671cm" svg:x="12.248cm" svg:y="3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478cm" svg:height="1.15cm" svg:x="12.9cm" svg:y="4.2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0.478cm" svg:height="1.151cm" svg:x="14.867cm" svg:y="4.2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0.738cm" svg:height="2.104cm" draw:transform="skewX (0.000872664625997176) rotate (2.35619449019234) translate (14.391cm 3.7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1" draw:text-style-name="P4" draw:layer="layout" svg:width="0.722cm" svg:height="0.722cm" svg:x="11.7cm" svg:y="3.52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2" draw:text-style-name="P5" draw:layer="layout" svg:width="0.146cm" svg:height="0.14cm" svg:x="11.805cm" svg:y="3.7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5" draw:layer="layout" svg:width="0.147cm" svg:height="0.141cm" svg:x="12.139cm" svg:y="3.6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9" draw:text-style-name="P5" draw:layer="layout" svg:width="0.211cm" svg:height="0.314cm" draw:transform="skewX (0.0670206432765823) rotate (-0.935671011994161) translate (12.133189627739cm 3.83966266969028cm)" svg:viewBox="0 0 212 315" svg:d="M0 315c171-16 259-79 187-315">
              <text:p/>
            </draw:path>
          </draw:g>
        </draw:g>
        <draw:custom-shape draw:style-name="gr12" draw:text-style-name="P4" draw:layer="layout" svg:width="3.753cm" svg:height="1.671cm" svg:x="3.301cm" svg:y="9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478cm" svg:height="1.15cm" svg:x="3.953cm" svg:y="10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0.478cm" svg:height="1.151cm" svg:x="5.92cm" svg:y="10.2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custom-shape draw:style-name="gr28" draw:text-style-name="P5" draw:layer="layout" svg:width="0.8cm" svg:height="0.782cm" svg:x="2.8cm" svg:y="9.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29" draw:text-style-name="P5" draw:layer="layout" svg:width="0.144cm" svg:height="0.143cm" svg:x="2.944cm" svg:y="9.77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0" draw:text-style-name="P5" draw:layer="layout" svg:width="0.143cm" svg:height="0.144cm" svg:x="3.272cm" svg:y="9.75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19" draw:text-style-name="P5" draw:layer="layout" svg:width="0.211cm" svg:height="0.313cm" draw:transform="skewX (0.0300196631343024) rotate (-0.961501884923677) translate (3.26810567505334cm 9.90881204725515cm)" svg:viewBox="0 0 212 314" svg:d="M0 314c173-16 260-79 185-314">
                <text:p/>
              </draw:path>
            </draw:g>
          </draw:g>
          <draw:path draw:style-name="gr19" draw:text-style-name="P5" draw:layer="layout" svg:width="0.369cm" svg:height="0.352cm" draw:transform="skewX (0.0108210413623649) rotate (-1.34826684716562) translate (3.21532925502761cm 9.29032773188171cm)" svg:viewBox="0 0 370 353" svg:d="M52 341c115 63 267-142 174-191-218-115-18 205 72 142 88-61 113-276-22-278-124-2-2 285-185 189l-91-52 21-100 53-51">
            <text:p/>
          </draw:path>
        </draw:g>
        <draw:custom-shape draw:style-name="gr12" draw:text-style-name="P4" draw:layer="layout" svg:width="3.753cm" svg:height="1.671cm" svg:x="3.601cm" svg:y="14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738cm" svg:height="2.104cm" draw:transform="skewX (0.000872664625997176) rotate (2.35619449019234) translate (5.744cm 15.2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28" draw:text-style-name="P5" draw:layer="layout" svg:width="0.8cm" svg:height="0.782cm" svg:x="3.1cm" svg:y="14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29" draw:text-style-name="P5" draw:layer="layout" svg:width="0.144cm" svg:height="0.143cm" svg:x="3.244cm" svg:y="15.17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0" draw:text-style-name="P5" draw:layer="layout" svg:width="0.143cm" svg:height="0.144cm" svg:x="3.572cm" svg:y="15.15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19" draw:text-style-name="P5" draw:layer="layout" svg:width="0.211cm" svg:height="0.313cm" draw:transform="skewX (0.0300196631343024) rotate (-0.961501884923677) translate (3.56810567505334cm 15.3088120472551cm)" svg:viewBox="0 0 212 314" svg:d="M0 314c173-16 260-79 185-314">
                <text:p/>
              </draw:path>
            </draw:g>
          </draw:g>
          <draw:path draw:style-name="gr19" draw:text-style-name="P5" draw:layer="layout" svg:width="0.369cm" svg:height="0.352cm" draw:transform="skewX (0.0108210413623649) rotate (-1.34826684716562) translate (3.51532925502761cm 14.6903277318817cm)" svg:viewBox="0 0 370 353" svg:d="M52 341c115 63 267-142 174-191-218-115-18 205 72 142 88-61 113-276-22-278-124-2-2 285-185 189l-91-52 21-100 53-51">
            <text:p/>
          </draw:path>
        </draw:g>
        <draw:custom-shape draw:style-name="gr12" draw:text-style-name="P4" draw:layer="layout" svg:width="3.753cm" svg:height="1.671cm" svg:x="3.747cm" svg:y="19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28" draw:text-style-name="P5" draw:layer="layout" svg:width="0.8cm" svg:height="0.782cm" svg:x="3.246cm" svg:y="19.8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29" draw:text-style-name="P5" draw:layer="layout" svg:width="0.144cm" svg:height="0.143cm" svg:x="3.39cm" svg:y="20.0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0" draw:text-style-name="P5" draw:layer="layout" svg:width="0.143cm" svg:height="0.144cm" svg:x="3.718cm" svg:y="20.00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19" draw:text-style-name="P5" draw:layer="layout" svg:width="0.211cm" svg:height="0.313cm" draw:transform="skewX (0.0300196631343024) rotate (-0.961501884923677) translate (3.71410567505334cm 20.1578120472551cm)" svg:viewBox="0 0 212 314" svg:d="M0 314c173-16 260-79 185-314">
                <text:p/>
              </draw:path>
            </draw:g>
          </draw:g>
          <draw:path draw:style-name="gr19" draw:text-style-name="P5" draw:layer="layout" svg:width="0.369cm" svg:height="0.352cm" draw:transform="skewX (0.0108210413623649) rotate (-1.34826684716562) translate (3.66132925502761cm 19.5393277318817cm)" svg:viewBox="0 0 370 353" svg:d="M52 341c115 63 267-142 174-191-218-115-18 205 72 142 88-61 113-276-22-278-124-2-2 285-185 189l-91-52 21-100 53-51">
            <text:p/>
          </draw:path>
        </draw:g>
        <draw:custom-shape draw:style-name="gr12" draw:text-style-name="P4" draw:layer="layout" svg:width="3.753cm" svg:height="1.671cm" svg:x="12.248cm" svg:y="9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478cm" svg:height="1.15cm" svg:x="12.9cm" svg:y="10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0.478cm" svg:height="1.151cm" svg:x="14.867cm" svg:y="10.5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1" draw:text-style-name="P4" draw:layer="layout" svg:width="0.722cm" svg:height="0.722cm" svg:x="11.7cm" svg:y="9.82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2" draw:text-style-name="P5" draw:layer="layout" svg:width="0.146cm" svg:height="0.14cm" svg:x="11.805cm" svg:y="10.0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5" draw:layer="layout" svg:width="0.147cm" svg:height="0.141cm" svg:x="12.139cm" svg:y="9.9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9" draw:text-style-name="P5" draw:layer="layout" svg:width="0.211cm" svg:height="0.314cm" draw:transform="skewX (0.0670206432765823) rotate (-0.935671011994161) translate (12.133189627739cm 10.1406626696903cm)" svg:viewBox="0 0 212 315" svg:d="M0 315c171-16 259-79 187-315">
              <text:p/>
            </draw:path>
          </draw:g>
        </draw:g>
        <draw:custom-shape draw:style-name="gr12" draw:text-style-name="P4" draw:layer="layout" svg:width="3.753cm" svg:height="1.671cm" svg:x="12.047cm" svg:y="14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738cm" svg:height="2.104cm" draw:transform="skewX (0.000872664625997176) rotate (2.35619449019234) translate (14.19cm 15.1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1" draw:text-style-name="P4" draw:layer="layout" svg:width="0.722cm" svg:height="0.722cm" svg:x="11.499cm" svg:y="14.92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2" draw:text-style-name="P5" draw:layer="layout" svg:width="0.146cm" svg:height="0.14cm" svg:x="11.604cm" svg:y="15.1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5" draw:layer="layout" svg:width="0.147cm" svg:height="0.141cm" svg:x="11.938cm" svg:y="15.0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9" draw:text-style-name="P5" draw:layer="layout" svg:width="0.211cm" svg:height="0.314cm" draw:transform="skewX (0.0670206432765823) rotate (-0.935671011994161) translate (11.932189627739cm 15.2406626696903cm)" svg:viewBox="0 0 212 315" svg:d="M0 315c171-16 259-79 187-315">
              <text:p/>
            </draw:path>
          </draw:g>
        </draw:g>
        <draw:custom-shape draw:style-name="gr12" draw:text-style-name="P4" draw:layer="layout" svg:width="3.753cm" svg:height="1.671cm" svg:x="12.147cm" svg:y="19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1" draw:text-style-name="P4" draw:layer="layout" svg:width="0.722cm" svg:height="0.722cm" svg:x="11.599cm" svg:y="19.92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2" draw:text-style-name="P5" draw:layer="layout" svg:width="0.146cm" svg:height="0.14cm" svg:x="11.704cm" svg:y="20.1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5" draw:layer="layout" svg:width="0.147cm" svg:height="0.141cm" svg:x="12.038cm" svg:y="20.0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9" draw:text-style-name="P5" draw:layer="layout" svg:width="0.211cm" svg:height="0.314cm" draw:transform="skewX (0.0670206432765823) rotate (-0.935671011994161) translate (12.032189627739cm 20.2406626696903cm)" svg:viewBox="0 0 212 315" svg:d="M0 315c171-16 259-79 187-315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0T08:44:06.378792966</meta:creation-date>
    <meta:generator>LibreOffice/4.4.3.2$Linux_x86 LibreOffice_project/40m0$Build-2</meta:generator>
    <dc:date>2015-05-20T09:17:38.339096217</dc:date>
    <meta:editing-duration>PT33M27S</meta:editing-duration>
    <meta:editing-cycles>12</meta:editing-cycles>
    <meta:document-statistic meta:object-count="304"/>
  </office:meta>
</office:document-meta>
</file>